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1_16-06-35_000.jpg</text:p>
          </table:table-cell>
          <table:table-cell table:style-name="ce19" office:value-type="string">
            <text:p>:m other 1-3*4 / 記録　文書 / @自室 / 朝体操 / dance-original / s.1:id=KMCM,num-of-steps=~,move=forward-backward;steps,other=diagram+</text:p>
          </table:table-cell>
          <table:table-cell table:style-name="ce4"/>
          <table:table-cell table:style-name="ce4"/>
          <table:table-cell table:style-name="ce4" office:value-type="string">
            <text:p>N-35-35-28.463745 E-139-34-49.160156</text:p>
          </table:table-cell>
          <table:table-cell table:style-name="ce35" table:formula="of:=IF([.E2]=&quot;&quot;;[.C2];CONCATENATE([.C2];&quot; / &quot;;[.E2]))" office:value-type="string" office:string-value=":m other 1-3*4 / 記録　文書 / @自室 / 朝体操 / dance-original / s.1:id=KMCM,num-of-steps=~,move=forward-backward;steps,other=diagram+">
            <text:p>:m other 1-3*4 / 記録　文書 / @自室 / 朝体操 / dance-original / s.1:id=KMCM,num-of-steps=~,move=forward-backward;steps,other=diagram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01_16-06-55_000.jpg</text:p>
          </table:table-cell>
          <table:table-cell table:style-name="ce19" office:value-type="string">
            <text:p>:m other 4*4 / 記録　文書 / @自室 / 朝体操 / dance-original / s.1:id=KMCM,num-of-steps=~,move=forward-backward;steps,other=diagram+</text:p>
          </table:table-cell>
          <table:table-cell table:style-name="ce4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5" table:formula="of:=IF([.E3]=&quot;&quot;;[.C3];CONCATENATE([.C3];&quot; / &quot;;[.E3]))" office:value-type="string" office:string-value=":m other 4*4 / 記録　文書 / @自室 / 朝体操 / dance-original / s.1:id=KMCM,num-of-steps=~,move=forward-backward;steps,other=diagram+">
            <text:p>:m other 4*4 / 記録　文書 / @自室 / 朝体操 / dance-original / s.1:id=KMCM,num-of-steps=~,move=forward-backward;steps,other=diagram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1_20-29-16_000.jpg</text:p>
          </table:table-cell>
          <table:table-cell table:style-name="ce8" office:value-type="string">
            <text:p>:m :篠笛,shinobue 1-2*2 / session-memo / s.1:genr=習作,for=write-out:0131-1826,score+,memo~,key=D,R=~,other=~ \\\ s.2:genr=習作,score+,key=h-3(D),for=oct-1;2:smooth,point+ \\\ s.3:genr=習作,score+,key=h-3(D),for=~,point~</text:p>
          </table:table-cell>
          <table:table-cell table:style-name="ce18"/>
          <table:table-cell table:style-name="ce4"/>
          <table:table-cell table:style-name="ce4" office:value-type="string">
            <text:p>N-35-35-28.697204 E-139-34-49.160156</text:p>
          </table:table-cell>
          <table:table-cell table:style-name="ce35" table:formula="of:=IF([.E4]=&quot;&quot;;[.C4];CONCATENATE([.C4];&quot; / &quot;;[.E4]))" office:value-type="string" office:string-value=":m :篠笛,shinobue 1-2*2 / session-memo / s.1:genr=習作,for=write-out:0131-1826,score+,memo~,key=D,R=~,other=~ \\\ s.2:genr=習作,score+,key=h-3(D),for=oct-1;2:smooth,point+ \\\ s.3:genr=習作,score+,key=h-3(D),for=~,point~">
            <text:p>:m :篠笛,shinobue 1-2*2 / session-memo / s.1:genr=習作,for=write-out:0131-1826,score+,memo~,key=D,R=~,other=~ \\\ s.2:genr=習作,score+,key=h-3(D),for=oct-1;2:smooth,point+ \\\ s.3:genr=習作,score+,key=h-3(D),for=~,point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1_21-01-29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69738 E-139-34-49.215087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2_02-52-10_000.jpg</text:p>
          </table:table-cell>
          <table:table-cell table:style-name="ce8" office:value-type="string">
            <text:p>:PHOTO 記録 / 文書 / 時刻：start=風呂から戻る～end=アダルト関連閲覧</text:p>
          </table:table-cell>
          <table:table-cell table:style-name="ce19"/>
          <table:table-cell table:style-name="ce4"/>
          <table:table-cell table:style-name="ce4"/>
          <table:table-cell table:style-name="ce35" table:formula="of:=IF([.E6]=&quot;&quot;;[.C6];CONCATENATE([.C6];&quot; / &quot;;[.E6]))" office:value-type="string" office:string-value=":PHOTO 記録 / 文書 / 時刻：start=風呂から戻る～end=アダルト関連閲覧">
            <text:p>:PHOTO 記録 / 文書 / 時刻：start=風呂から戻る～end=アダルト関連閲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02_02-53-28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2_02-53-43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97204 E-139-34-49.160156</text:p>
          </table:table-cell>
          <table:table-cell table:style-name="ce35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02_05-36-54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5" table:formula="of:=IF([.E9]=&quot;&quot;;[.C9];CONCATENATE([.C9];&quot; / &quot;;[.E9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02_09-58-54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1_20-26-03_000.mid</text:p>
          </table:table-cell>
          <table:table-cell table:style-name="ce8" office:value-type="string">
            <text:p>:in-mid / app=perfect-piano / 演奏、play / id-2021-0201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in-mid / app=perfect-piano / 演奏、play / id-2021-0201-1 / category=melody,inst=~,for=~,genre=~">
            <text:p>:in-mid / app=perfect-piano / 演奏、play / id-2021-0201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1_23-57-53_000.mid</text:p>
          </table:table-cell>
          <table:table-cell table:style-name="ce8" office:value-type="string">
            <text:p>:in-mid / app=perfect-piano / 演奏、play / id-2021-0201-2 / category=melody,inst=~,for=~,genre=~</text:p>
          </table:table-cell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in-mid / app=perfect-piano / 演奏、play / id-2021-0201-2 / category=melody,inst=~,for=~,genre=~">
            <text:p>:in-mid / app=perfect-piano / 演奏、play / id-2021-0201-2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2">2021/02/02</text:date>, <text:time>10:5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2T10:55:26.21</dc:date>
    <dc:creator>iwabuchi ken</dc:creator>
    <meta:editing-duration>P30DT20H55M53S</meta:editing-duration>
    <meta:editing-cycles>11522</meta:editing-cycles>
    <meta:document-statistic meta:table-count="1" meta:cell-count="450" meta:object-count="0"/>
  </office:meta>
</office:document-meta>
</file>